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adornments="Stand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6.6375in" table:align="right"/>
    </style:style>
    <style:style style:name="Tabelle1.A" style:family="table-column">
      <style:table-column-properties style:column-width="3.2861in"/>
    </style:style>
    <style:style style:name="Tabelle1.B" style:family="table-column">
      <style:table-column-properties style:column-width="3.3514in"/>
    </style:style>
    <style:style style:name="Tabelle1.A1" style:family="table-cell">
      <style:table-cell-properties fo:padding="0.0382in" fo:border="none"/>
    </style:style>
    <style:style style:name="Tabelle2" style:family="table">
      <style:table-properties style:width="3.275in" table:align="margins"/>
    </style:style>
    <style:style style:name="Tabelle2.A" style:family="table-column">
      <style:table-column-properties style:column-width="1.8465in" style:rel-column-width="36950*"/>
    </style:style>
    <style:style style:name="Tabelle2.B" style:family="table-column">
      <style:table-column-properties style:column-width="1.4285in" style:rel-column-width="28585*"/>
    </style:style>
    <style:style style:name="Tabel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color="#ff0000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color="#ff0000" fo:font-style="italic" style:text-underline-style="none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style:text-underline-style="solid" style:text-underline-width="auto" style:text-underline-color="font-color"/>
    </style:style>
    <style:style style:name="P8" style:family="paragraph" style:parent-style-name="Standard">
      <style:text-properties style:use-window-font-color="true" style:text-underline-style="none"/>
    </style:style>
    <style:style style:name="P9" style:family="paragraph" style:parent-style-name="Standard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use-window-font-color="true" fo:font-style="normal" style:text-underline-style="none" fo:font-weight="normal" officeooo:paragraph-rsid="000a50a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use-window-font-color="tru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Table_20_Contents">
      <style:text-properties fo:color="#ff0000"/>
    </style:style>
    <style:style style:name="P14" style:family="paragraph" style:parent-style-name="Standard" style:list-style-name="L64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 style:list-style-name="L65"/>
    <style:style style:name="P16" style:family="paragraph" style:parent-style-name="Standard" style:list-style-name="L66"/>
    <style:style style:name="P17" style:family="paragraph" style:parent-style-name="Standard" style:list-style-name="L67">
      <style:text-properties style:use-window-font-color="true"/>
    </style:style>
    <style:style style:name="P18" style:family="paragraph" style:parent-style-name="Standard" style:list-style-name="L68">
      <style:text-properties style:use-window-font-color="true" style:text-underline-style="none"/>
    </style:style>
    <style:style style:name="P19" style:family="paragraph" style:parent-style-name="Standard" style:list-style-name="L69">
      <style:text-properties style:use-window-font-color="true" style:text-underline-style="none"/>
    </style:style>
    <style:style style:name="P20" style:family="paragraph" style:parent-style-name="Standard" style:list-style-name="L70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use-window-font-color="true" fo:font-style="normal" style:text-underline-style="none" fo:font-weight="normal" officeooo:rsid="0009b919" officeooo:paragraph-rsid="0009b919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use-window-font-color="true" fo:font-style="normal" style:text-underline-style="none" fo:font-weight="normal" officeooo:rsid="000a50a7" officeooo:paragraph-rsid="000a50a7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use-window-font-color="true" fo:font-style="normal" style:text-underline-style="none" fo:font-weight="normal" officeooo:rsid="000ac3d4" officeooo:paragraph-rsid="000a50a7" style:font-style-asian="normal" style:font-weight-asian="normal" style:font-style-complex="normal" style:font-weight-complex="normal"/>
    </style:style>
    <style:style style:name="P24" style:family="paragraph" style:parent-style-name="Standard" style:list-style-name="L70"/>
    <style:style style:name="P25" style:family="paragraph" style:parent-style-name="Standard" style:list-style-name="L70">
      <style:text-properties style:text-underline-style="none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80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ffd320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ffd32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06a4d7"/>
    </style:style>
    <style:style style:name="T7" style:family="text">
      <style:text-properties officeooo:rsid="000a50a7"/>
    </style:style>
    <style:style style:name="T8" style:family="text">
      <style:text-properties officeooo:rsid="000ac3d4"/>
    </style:style>
    <style:style style:name="T9" style:family="text">
      <style:text-properties style:text-position="0% 100%" fo:font-size="7pt" style:font-size-asian="7pt" style:font-size-complex="7pt"/>
    </style:style>
    <style:style style:name="T10" style:family="text">
      <style:text-properties style:text-position="0% 100%" fo:font-size="12pt" style:font-size-asian="12pt" style:font-size-complex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Drop_20_Caps" text:bullet-char="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Arrow" draw:marker-end-width="0.0984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start="Arrow" draw:marker-start-width="0.0984in" draw:marker-end="Arrow" draw:marker-end-width="0.0984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marker-end="Arrow" draw:marker-end-width="0.059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marker-start="Arrow" draw:marker-start-width="0.0591in" draw:marker-end="" draw:marker-end-width="0.059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075in" svg:stroke-color="#000000" draw:marker-start-width="0.1492in" draw:marker-end-width="0.1492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4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2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none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2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enbanken</text:p>
      <text:p text:style-name="P1"/>
      <text:list xml:id="list1021180547201938204" text:style-name="L64">
        <text:list-item>
          <text:p text:style-name="P14">Vorbetrachtung</text:p>
        </text:list-item>
        <text:list-item>
          <text:p text:style-name="P14">Datenbankmanagementsystem</text:p>
        </text:list-item>
        <text:list-item>
          <text:p text:style-name="P14">Datenbankmodelle</text:p>
        </text:list-item>
        <text:list-item>
          <text:p text:style-name="P14">Relationale Datenbanken</text:p>
        </text:list-item>
      </text:list>
      <text:p text:style-name="P2"/>
      <text:h text:style-name="Heading_20_1" text:outline-level="1">Vorbetrachtung</text:h>
      <text:p text:style-name="Standard"/>
      <text:p text:style-name="P4">Was sind Daten?</text:p>
      <text:list xml:id="list6915155845696845524" text:style-name="L65">
        <text:list-item>
          <text:p text:style-name="P15">Ansammlung von Informationen mit Aussagekraft für Anwender</text:p>
        </text:list-item>
      </text:list>
      <text:p text:style-name="Standard"/>
      <text:p text:style-name="P4">Datenarten</text:p>
      <text:p text:style-name="Standard"/>
      <text:list xml:id="list4671642233595998506" text:style-name="L66">
        <text:list-item>
          <text:p text:style-name="P16">Klassifizierung der Daten nach den Aufgaben im Programmablauf</text:p>
          <text:list>
            <text:list-item>
              <text:p text:style-name="P16">Nutzerdaten</text:p>
              <text:list>
                <text:list-item>
                  <text:p text:style-name="P16">Stellen die Auszuwertenden Informationen dar</text:p>
                </text:list-item>
              </text:list>
            </text:list-item>
            <text:list-item>
              <text:p text:style-name="P16">Steuerdaten</text:p>
              <text:list>
                <text:list-item>
                  <text:p text:style-name="P16">Stellen das Programm dar und legen fest wie die Nutzerdaten verarbeitet werden</text:p>
                </text:list-item>
              </text:list>
            </text:list-item>
          </text:list>
        </text:list-item>
        <text:list-item>
          <text:p text:style-name="P16">Klassifizierung der Daten nach der Stellung im Datenverarbeitungsprozess</text:p>
          <text:list>
            <text:list-item>
              <text:p text:style-name="P16">Stammdaten</text:p>
              <text:list>
                <text:list-item>
                  <text:p text:style-name="P16">Kennzeichnen bestimmte Objekte, Personen, Artikel welche über eine bestimmte Zeit konstant bleiben</text:p>
                </text:list-item>
              </text:list>
            </text:list-item>
            <text:list-item>
              <text:p text:style-name="P16">Änderungsdaten</text:p>
              <text:list>
                <text:list-item>
                  <text:p text:style-name="P16">Dienen zur Änderung der Stammdaten nach bestimmten Zeitabständen</text:p>
                </text:list-item>
              </text:list>
            </text:list-item>
            <text:list-item>
              <text:p text:style-name="P16">Bestandsdaten</text:p>
              <text:list>
                <text:list-item>
                  <text:p text:style-name="P16">gibt aktuelle Datenbestände an</text:p>
                </text:list-item>
              </text:list>
            </text:list-item>
            <text:list-item>
              <text:p text:style-name="P16">Bewegungsdaten</text:p>
              <text:list>
                <text:list-item>
                  <text:p text:style-name="P16">Variabel – sich laufend ändernde Daten</text:p>
                </text:list-item>
              </text:list>
            </text:list-item>
            <text:list-item>
              <text:p text:style-name="P16">Ordnungsdaten</text:p>
              <text:list>
                <text:list-item>
                  <text:p text:style-name="P16">sind Daten, nach denen Datenbestände geordnet werden</text:p>
                </text:list-item>
              </text:list>
            </text:list-item>
            <text:list-item>
              <text:p text:style-name="P16">Hinweisdaten</text:p>
              <text:list>
                <text:list-item>
                  <text:p text:style-name="P16">ergänzen<text:span text:style-name="T6">FAn</text:span>de Daten zu Ordnungsdaten</text:p>
                </text:list-item>
              </text:list>
            </text:list-item>
          </text:list>
        </text:list-item>
      </text:list>
      <text:p text:style-name="Standard"/>
      <text:p text:style-name="P5">Gegenüberstellung </text:p>
      <text:p text:style-name="P5"><text:tab/><text:tab/>Dateisystem <text:tab/><text:tab/><text:tab/><text:tab/><text:tab/>Datenbank</text:p>
      <text:p text:style-name="Standard"><draw:custom-shape text:anchor-type="paragraph" draw:z-index="3" draw:style-name="gr1" draw:text-style-name="P27" svg:width="1.165in" svg:height="0.5496in" svg:x="3.2425in" svg:y="1.4528in"><text:p text:style-name="P26"><text:span text:style-name="T10">Lohndatei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2" draw:style-name="gr1" draw:text-style-name="P26" svg:width="1.165in" svg:height="0.5496in" svg:x="3.2429in" svg:y="2.1134in"><text:p text:style-name="P26"><text:span text:style-name="T10">Statistikdatei</text:span></text:p><text:p text:style-name="P26"><text:span text:style-name="T9">(Artikeldaten, </text:span></text:p><text:p text:style-name="P26"><text:span text:style-name="T9">Umsatzdaten u.a.)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" draw:style-name="gr1" draw:text-style-name="P27" svg:width="1.165in" svg:height="0.5496in" svg:x="3.2425in" svg:y="0.7882in"><text:p text:style-name="P26"><text:span text:style-name="T10">Mitarbeiterdatei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0" draw:style-name="gr1" draw:text-style-name="P26" svg:width="1.165in" svg:height="0.5496in" svg:x="3.2425in" svg:y="0.1244in"><text:p text:style-name="P26">Provisionsdatei</text:p><text:p text:style-name="P26"><text:span text:style-name="T9">(Artikeldaten, </text:span></text:p><text:p text:style-name="P26"><text:span text:style-name="T9">Umsatzdaten u.a.)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Bsp. „Autohaus“</text:p>
      <text:p text:style-name="Standard"/>
      <text:p text:style-name="Standard"><draw:line text:anchor-type="paragraph" draw:z-index="4" draw:style-name="gr2" draw:text-style-name="P26" svg:x1="2.2862in" svg:y1="0.2992in" svg:x2="3.1854in" svg:y2="0.0339in"><text:p/></draw:line></text:p>
      <text:p text:style-name="Standard"><draw:line text:anchor-type="paragraph" draw:z-index="5" draw:style-name="gr2" draw:text-style-name="P26" svg:x1="2.2862in" svg:y1="0.1075in" svg:x2="3.1291in" svg:y2="0.4764in"><text:p/></draw:line><text:tab/>Provisionsabrechnung</text:p>
      <text:p text:style-name="Standard"/>
      <text:p text:style-name="Standard"><draw:line text:anchor-type="paragraph" draw:z-index="6" draw:style-name="gr2" draw:text-style-name="P26" svg:x1="2.3047in" svg:y1="0.3496in" svg:x2="3.1291in" svg:y2="0.1689in"><text:p/></draw:line></text:p>
      <text:p text:style-name="Standard"><draw:line text:anchor-type="paragraph" draw:z-index="7" draw:style-name="gr2" draw:text-style-name="P26" svg:x1="2.3047in" svg:y1="0.1575in" svg:x2="3.072in" svg:y2="0.574in"><text:p/></draw:line><text:tab/>Lohnabrechnung</text:p>
      <text:p text:style-name="Standard"/>
      <text:p text:style-name="Standard"><text:tab/></text:p>
      <text:p text:style-name="Standard"><draw:line text:anchor-type="paragraph" draw:z-index="8" draw:style-name="gr2" draw:text-style-name="P26" svg:x1="2.2862in" svg:y1="0.1693in" svg:x2="3.1197in" svg:y2="0.6047in"><text:p/></draw:line><text:tab/>Verkaufsstatistik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- Mehrfachspeicher gleicher Daten</text:p>
            <text:p text:style-name="Table_20_Contents"><text:s text:c="2"/>→ Statistikdatei</text:p>
            <text:p text:style-name="Table_20_Contents">- Aufwendige und fehleranfällige</text:p>
            <text:p text:style-name="Table_20_Contents"><text:s text:c="2"/>Datenpflege</text:p>
            <text:p text:style-name="Table_20_Contents"><text:s text:c="2"/>→ Änderung Artikelnummer in mehreren</text:p>
            <text:p text:style-name="Table_20_Contents"><text:s text:c="7"/>Dateien</text:p>
            <text:p text:style-name="Table_20_Contents">- Gefahr inkonsistenter Datenbestände</text:p>
            <text:p text:style-name="Table_20_Contents">- Logische Datenabhängigkeit</text:p>
            <text:p text:style-name="Table_20_Contents"><text:s text:c="2"/>→ Große Verbindung zwischen Datei und</text:p>
            <text:p text:style-name="Table_20_Contents"><text:s text:c="7"/>Programm → Änderung Datei auch</text:p>
            <text:p text:style-name="Table_20_Contents"><text:s text:c="7"/>Änderung im Programm</text:p>
            <text:p text:style-name="Table_20_Contents">- Datenschutzprobleme</text:p>
            <text:p text:style-name="Table_20_Contents">- Geringe Flexibilität beim ändern der</text:p>
            <text:p text:style-name="Table_20_Contents"><text:s text:c="3"/>Datenbestände</text:p>
            <text:p text:style-name="Table_20_Contents">- Zuviel Speicherbedarf</text:p>
          </table:table-cell>
          <table:table-cell table:style-name="Tabelle1.A1" office:value-type="string">
            <text:p text:style-name="P13">→ Notwendigkeit Datenbanksystem</text:p>
            <text:p text:style-name="Standard"><draw:line text:anchor-type="paragraph" draw:z-index="9" draw:style-name="gr2" draw:text-style-name="P26" svg:x1="9.0138in" svg:y1="0.1909in" svg:x2="8.4646in" svg:y2="0.5319in"><text:p/></draw:line>DBS – Elektronisches Speichersystem</text:p>
            <text:p text:style-name="Standard"><draw:line text:anchor-type="paragraph" draw:z-index="10" draw:style-name="gr2" draw:text-style-name="P26" svg:x1="8.4646in" svg:y1="0.028in" svg:x2="8.6827in" svg:y2="0.3406in"><text:p/></draw:line></text:p>
            <text:p text:style-name="Standard"/>
            <text:p text:style-name="Standard">Datenbank <text:s text:c="26"/>Datenbank-</text:p>
            <text:p text:style-name="Standard"><text:s text:c="7"/>DB <text:s text:c="33"/>managementsystem</text:p>
            <text:p text:style-name="Standard"><text:s text:c="49"/>DBMS</text:p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Standard">Ansammlung von Datenbeständen Unterschiedlichster Strukturen welche in Beziehung stehen</text:p>
                </table:table-cell>
                <table:table-cell table:style-name="Tabelle2.A1" office:value-type="string">
                  <text:p text:style-name="Table_20_Contents">Software zur Verwaltung der Datenbanken</text:p>
                  <text:p text:style-name="Table_20_Contents">ermöglicht Datenabfrage</text:p>
                  <text:p text:style-name="Table_20_Contents">ermöglicht Datenmanipulation</text:p>
                </table:table-cell>
              </table:table-row>
            </table:table>
            <text:p text:style-name="Standard"/>
          </table:table-cell>
        </table:table-row>
      </table:table>
      <text:p text:style-name="Standard"><text:soft-page-break/></text:p>
      <text:p text:style-name="P4">Darstellung DBS</text:p>
      <text:p text:style-name="P4"><draw:custom-shape text:anchor-type="paragraph" draw:z-index="21" draw:style-name="gr5" draw:text-style-name="P26" svg:width="0.578in" svg:height="1.1843in" svg:x="4.5583in" svg:y="0.0898in"><text:p text:style-name="P26">Daten-</text:p><text:p text:style-name="P26">bank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line text:anchor-type="paragraph" draw:z-index="11" draw:style-name="gr3" draw:text-style-name="P26" svg:x1="0.0228in" svg:y1="0.1827in" svg:x2="1.9165in" svg:y2="0.1827in"><text:p/></draw:line><draw:rect text:anchor-type="paragraph" draw:z-index="14" draw:style-name="gr4" draw:text-style-name="P26" svg:width="0.7961in" svg:height="0.237in" svg:x="1.9272in" svg:y="0.0126in"><text:p text:style-name="P26">VIEW1</text:p></draw:rect><draw:line text:anchor-type="paragraph" draw:z-index="18" draw:style-name="gr6" draw:text-style-name="P26" svg:x1="2.7228in" svg:y1="0.1165in" svg:x2="3.3937in" svg:y2="0.2965in"><text:p/></draw:line>Management</text:p>
      <text:p text:style-name="Standard"><draw:custom-shape text:anchor-type="paragraph" draw:z-index="17" draw:style-name="gr5" draw:text-style-name="P26" svg:width="0.7386in" svg:height="0.6161in" svg:x="3.3374in" svg:y="0.0189in"><text:p text:style-name="P26">DBMS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><draw:line text:anchor-type="paragraph" draw:z-index="12" draw:style-name="gr3" draw:text-style-name="P26" svg:x1="0.0228in" svg:y1="0.1791in" svg:x2="1.9165in" svg:y2="0.1791in"><text:p/></draw:line><draw:rect text:anchor-type="paragraph" draw:z-index="15" draw:style-name="gr4" draw:text-style-name="P26" svg:width="0.7961in" svg:height="0.237in" svg:x="1.9272in" svg:y="0.0146in"><text:p text:style-name="P26">VIEW2</text:p></draw:rect><draw:line text:anchor-type="paragraph" draw:z-index="19" draw:style-name="gr6" draw:text-style-name="P26" svg:x1="2.7228in" svg:y1="0.1307in" svg:x2="3.3374in" svg:y2="0.1406in"><text:p/></draw:line><draw:line text:anchor-type="paragraph" draw:z-index="22" draw:style-name="gr6" draw:text-style-name="P26" svg:x1="4.0756in" svg:y1="0.15in" svg:x2="4.5583in" svg:y2="0.15in"><text:p/></draw:line>Verkauf</text:p>
      <text:p text:style-name="Standard"><draw:line text:anchor-type="paragraph" draw:z-index="20" draw:style-name="gr6" draw:text-style-name="P26" svg:x1="2.7228in" svg:y1="0.3181in" svg:x2="3.4035in" svg:y2="0.1756in"><text:p/></draw:line></text:p>
      <text:p text:style-name="Standard"><draw:rect text:anchor-type="paragraph" draw:z-index="16" draw:style-name="gr4" draw:text-style-name="P26" svg:width="0.7961in" svg:height="0.237in" svg:x="1.9272in" svg:y="0.0008in"><text:p text:style-name="P26">VIEW3</text:p></draw:rect><draw:line text:anchor-type="paragraph" draw:z-index="13" draw:style-name="gr3" draw:text-style-name="P26" svg:x1="0.0228in" svg:y1="0.1827in" svg:x2="1.9165in" svg:y2="0.1827in"><text:p/></draw:line>Produktion</text:p>
      <text:p text:style-name="Standard"/>
      <text:p text:style-name="P4">Arten von Datenbankmodellen</text:p>
      <text:p text:style-name="P4"/>
      <text:p text:style-name="P6">Datenbankmodelle dienen der Beschreibung der logischen Ebene einer Datenbank.</text:p>
      <text:p text:style-name="P6">d.h. logische Ebene legt fest:</text:p>
      <text:list xml:id="list5361698448632491717" text:style-name="L67">
        <text:list-item>
          <text:p text:style-name="P17">welche Daten gespeichert</text:p>
        </text:list-item>
        <text:list-item>
          <text:p text:style-name="P17">welche Eigenschaften diese Daten haben</text:p>
        </text:list-item>
        <text:list-item>
          <text:p text:style-name="P17">in welcher Beziehung diese Daten zueinander stehen</text:p>
        </text:list-item>
      </text:list>
      <text:p text:style-name="P6"/>
      <text:p text:style-name="P6">Datenbankmodelle</text:p>
      <text:p text:style-name="P6">→ Hierarchisches Modell</text:p>
      <text:p text:style-name="P6">→ Netzwerkmodell</text:p>
      <text:p text:style-name="P6">→ relationales Modell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Hierarchisches Modell</text:p>
      <text:p text:style-name="P7"/>
      <text:p text:style-name="P7"><draw:line text:anchor-type="paragraph" draw:z-index="29" draw:style-name="gr8" draw:text-style-name="P26" svg:x1="3.1665in" svg:y1="0.611in" svg:x2="3.1665in" svg:y2="0.9713in"><text:p/></draw:line><draw:custom-shape text:anchor-type="paragraph" draw:z-index="28" draw:style-name="gr7" svg:width="1.2976in" svg:height="0.5406in" svg:x="2.5228in" svg:y="0.9717in"><text:p text:style-name="P26">Auftrag 2</text:p><draw:enhanced-geometry svg:viewBox="0 0 21600 21600" draw:type="rectangle" draw:enhanced-path="M 0 0 L 21600 0 21600 21600 0 21600 0 0 Z N"/></draw:custom-shape><draw:custom-shape text:anchor-type="paragraph" draw:z-index="23" draw:style-name="gr7" svg:width="1.2976in" svg:height="0.5406in" svg:x="2.5228in" svg:y="0.0709in"><text:p text:style-name="P26">Kunde 1</text:p><draw:enhanced-geometry svg:viewBox="0 0 21600 21600" draw:type="rectangle" draw:enhanced-path="M 0 0 L 21600 0 21600 21600 0 21600 0 0 Z N"/></draw:custom-shape></text:p>
      <text:p text:style-name="P7"><draw:line text:anchor-type="paragraph" draw:z-index="41" draw:style-name="gr9" draw:text-style-name="P26" svg:x1="6.4244in" svg:y1="1.3201in" svg:x2="6.5189in" svg:y2="2.0028in"><text:p/></draw:line><draw:line text:anchor-type="paragraph" draw:z-index="40" draw:style-name="gr9" draw:text-style-name="P26" svg:x1="5.25in" svg:y1="1.3201in" svg:x2="5.1929in" svg:y2="2.0028in"><text:p/></draw:line><draw:custom-shape text:anchor-type="paragraph" draw:z-index="39" draw:style-name="gr7" svg:width="1.2976in" svg:height="0.5406in" svg:x="6.0272in" svg:y="2.0028in"><text:p text:style-name="P26">Artikel D</text:p><draw:enhanced-geometry svg:viewBox="0 0 21600 21600" draw:type="rectangle" draw:enhanced-path="M 0 0 L 21600 0 21600 21600 0 21600 0 0 Z N"/></draw:custom-shape><draw:custom-shape text:anchor-type="paragraph" draw:z-index="38" draw:style-name="gr7" svg:width="1.2976in" svg:height="0.5406in" svg:x="4.6634in" svg:y="2.0028in"><text:p text:style-name="P26">Artikel A</text:p><draw:enhanced-geometry svg:viewBox="0 0 21600 21600" draw:type="rectangle" draw:enhanced-path="M 0 0 L 21600 0 21600 21600 0 21600 0 0 Z N"/></draw:custom-shape><draw:line text:anchor-type="paragraph" draw:z-index="37" draw:style-name="gr9" draw:text-style-name="P26" svg:x1="3.1854in" svg:y1="1.3201in" svg:x2="3.1854in" svg:y2="2.9472in"><text:p/></draw:line><draw:custom-shape text:anchor-type="paragraph" draw:z-index="36" draw:style-name="gr7" svg:width="1.2976in" svg:height="0.5406in" svg:x="2.5799in" svg:y="2.9472in"><text:p text:style-name="P26">Artikel C</text:p><draw:enhanced-geometry svg:viewBox="0 0 21600 21600" draw:type="rectangle" draw:enhanced-path="M 0 0 L 21600 0 21600 21600 0 21600 0 0 Z N"/></draw:custom-shape><draw:line text:anchor-type="paragraph" draw:z-index="35" draw:style-name="gr9" draw:text-style-name="P26" svg:x1="3.7543in" svg:y1="1.3201in" svg:x2="3.9244in" svg:y2="2.0028in"><text:p/></draw:line><draw:line text:anchor-type="paragraph" draw:z-index="34" draw:style-name="gr9" draw:text-style-name="P26" svg:x1="2.589in" svg:y1="1.3201in" svg:x2="2.4091in" svg:y2="2.0028in"><text:p/></draw:line><draw:custom-shape text:anchor-type="paragraph" draw:z-index="33" draw:style-name="gr7" svg:width="1.2976in" svg:height="0.5406in" svg:x="3.2335in" svg:y="2.0028in"><text:p text:style-name="P26">Artikel B</text:p><draw:enhanced-geometry svg:viewBox="0 0 21600 21600" draw:type="rectangle" draw:enhanced-path="M 0 0 L 21600 0 21600 21600 0 21600 0 0 Z N"/></draw:custom-shape><draw:custom-shape text:anchor-type="paragraph" draw:z-index="32" draw:style-name="gr7" svg:width="1.2976in" svg:height="0.5406in" svg:x="1.8409in" svg:y="2.0028in"><text:p text:style-name="P26">Artikel A</text:p><draw:enhanced-geometry svg:viewBox="0 0 21600 21600" draw:type="rectangle" draw:enhanced-path="M 0 0 L 21600 0 21600 21600 0 21600 0 0 Z N"/></draw:custom-shape><draw:line text:anchor-type="paragraph" draw:z-index="31" draw:style-name="gr8" draw:text-style-name="P26" svg:x1="0.7335in" svg:y1="1.3193in" svg:x2="0.7335in" svg:y2="1.9811in"><text:p/></draw:line><draw:custom-shape text:anchor-type="paragraph" draw:z-index="30" draw:style-name="gr7" svg:width="1.2976in" svg:height="0.5406in" svg:x="0.089in" svg:y="1.9811in"><text:p text:style-name="P26">Artikel A</text:p><draw:enhanced-geometry svg:viewBox="0 0 21600 21600" draw:type="rectangle" draw:enhanced-path="M 0 0 L 21600 0 21600 21600 0 21600 0 0 Z N"/></draw:custom-shape><draw:line text:anchor-type="paragraph" draw:z-index="26" draw:style-name="gr8" draw:text-style-name="P26" svg:x1="2.5228in" svg:y1="0.3516in" svg:x2="1.3862in" svg:y2="0.7795in"><text:p/></draw:line><draw:line text:anchor-type="paragraph" draw:z-index="27" draw:style-name="gr8" draw:text-style-name="P26" svg:x1="3.8201in" svg:y1="0.3516in" svg:x2="5.1835in" svg:y2="0.7799in"><text:p/></draw:line><draw:custom-shape text:anchor-type="paragraph" draw:z-index="25" draw:style-name="gr7" svg:width="1.2976in" svg:height="0.5406in" svg:x="5.1835in" svg:y="0.7799in"><text:p text:style-name="P26">Auftrag 3</text:p><draw:enhanced-geometry svg:viewBox="0 0 21600 21600" draw:type="rectangle" draw:enhanced-path="M 0 0 L 21600 0 21600 21600 0 21600 0 0 Z N"/></draw:custom-shape><draw:custom-shape text:anchor-type="paragraph" draw:z-index="24" draw:style-name="gr7" svg:width="1.2976in" svg:height="0.5406in" svg:x="0.089in" svg:y="0.7791in"><text:p text:style-name="P26">Auftrag 1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Merkmale:</text:p>
      <text:list xml:id="list3953866086180059686" text:style-name="L68">
        <text:list-item>
          <text:p text:style-name="P18">Starre Zugriffspfade</text:p>
        </text:list-item>
        <text:list-item>
          <text:p text:style-name="P18">unnötige Datenredundanz</text:p>
        </text:list-item>
        <text:list-item>
          <text:p text:style-name="P18">jedes Datenobjekt hat genau einen Vorgänger</text:p>
        </text:list-item>
      </text:list>
      <text:p text:style-name="P8"/>
      <text:p text:style-name="P7">Netzwerkmodell</text:p>
      <text:p text:style-name="P7"><draw:custom-shape text:anchor-type="paragraph" draw:z-index="42" draw:style-name="gr7" svg:width="1.2976in" svg:height="0.5406in" svg:x="2.5799in" svg:y="0.1165in"><text:p text:style-name="P26">Kunde 1</text:p><draw:enhanced-geometry svg:viewBox="0 0 21600 21600" draw:type="rectangle" draw:enhanced-path="M 0 0 L 21600 0 21600 21600 0 21600 0 0 Z N"/></draw:custom-shape></text:p>
      <text:p text:style-name="P7"/>
      <text:p text:style-name="P7"><draw:line text:anchor-type="paragraph" draw:z-index="58" draw:style-name="gr8" draw:text-style-name="P26" svg:x1="3.6689in" svg:y1="2.352in" svg:x2="3.328in" svg:y2="2.6638in"><text:p/></draw:line><draw:custom-shape text:anchor-type="paragraph" draw:z-index="57" draw:style-name="gr7" svg:width="1.2976in" svg:height="0.5406in" svg:x="2.5709in" svg:y="2.6638in"><text:p text:style-name="P26">Artikel C</text:p><draw:enhanced-geometry svg:viewBox="0 0 21600 21600" draw:type="rectangle" draw:enhanced-path="M 0 0 L 21600 0 21600 21600 0 21600 0 0 Z N"/></draw:custom-shape><draw:line text:anchor-type="paragraph" draw:z-index="56" draw:style-name="gr8" draw:text-style-name="P26" svg:x1="5.3256in" svg:y1="1.2165in" svg:x2="1.2638in" svg:y2="1.8094in"><text:p/></draw:line><draw:line text:anchor-type="paragraph" draw:z-index="55" draw:style-name="gr8" draw:text-style-name="P26" svg:x1="5.9134in" svg:y1="1.2165in" svg:x2="5.9134in" svg:y2="1.8028in"><text:p/></draw:line><draw:line text:anchor-type="paragraph" draw:z-index="54" draw:style-name="gr8" draw:text-style-name="P26" svg:x1="3.8299in" svg:y1="1.2256in" svg:x2="4.0665in" svg:y2="1.8118in"><text:p/></draw:line><draw:line text:anchor-type="paragraph" draw:z-index="53" draw:style-name="gr8" draw:text-style-name="P26" svg:x1="2.6457in" svg:y1="1.2256in" svg:x2="1.2638in" svg:y2="1.8094in"><text:p/></draw:line><draw:line text:anchor-type="paragraph" draw:z-index="52" draw:style-name="gr8" draw:text-style-name="P26" svg:x1="0.6098in" svg:y1="1.2236in" svg:x2="0.6098in" svg:y2="1.8098in"><text:p/></draw:line><draw:line text:anchor-type="paragraph" draw:z-index="51" draw:style-name="gr8" draw:text-style-name="P26" svg:x1="3.8772in" svg:y1="0.2138in" svg:x2="5.2508in" svg:y2="0.6764in"><text:p/></draw:line><draw:line text:anchor-type="paragraph" draw:z-index="50" draw:style-name="gr8" draw:text-style-name="P26" svg:x1="3.2335in" svg:y1="0.2736in" svg:x2="3.2335in" svg:y2="0.6854in"><text:p/></draw:line><draw:line text:anchor-type="paragraph" draw:z-index="49" draw:style-name="gr8" draw:text-style-name="P26" svg:x1="2.5799in" svg:y1="0.2043in" svg:x2="1.2638in" svg:y2="0.6835in"><text:p/></draw:line><draw:custom-shape text:anchor-type="paragraph" draw:z-index="48" draw:style-name="gr7" svg:width="1.2976in" svg:height="0.5406in" svg:x="5.2508in" svg:y="1.8028in"><text:p text:style-name="P26">Artikel D</text:p><draw:enhanced-geometry svg:viewBox="0 0 21600 21600" draw:type="rectangle" draw:enhanced-path="M 0 0 L 21600 0 21600 21600 0 21600 0 0 Z N"/></draw:custom-shape><draw:custom-shape text:anchor-type="paragraph" draw:z-index="47" draw:style-name="gr7" svg:width="1.2976in" svg:height="0.5406in" svg:x="-0.0335in" svg:y="1.8098in"><text:p text:style-name="P26">Artikel A</text:p><draw:enhanced-geometry svg:viewBox="0 0 21600 21600" draw:type="rectangle" draw:enhanced-path="M 0 0 L 21600 0 21600 21600 0 21600 0 0 Z N"/></draw:custom-shape><draw:custom-shape text:anchor-type="paragraph" draw:z-index="46" draw:style-name="gr7" svg:width="1.2976in" svg:height="0.5406in" svg:x="3.5937in" svg:y="1.8118in"><text:p text:style-name="P26">Artikel B</text:p><draw:enhanced-geometry svg:viewBox="0 0 21600 21600" draw:type="rectangle" draw:enhanced-path="M 0 0 L 21600 0 21600 21600 0 21600 0 0 Z N"/></draw:custom-shape><draw:custom-shape text:anchor-type="paragraph" draw:z-index="45" draw:style-name="gr7" svg:width="1.2976in" svg:height="0.5406in" svg:x="5.2508in" svg:y="0.6764in"><text:p text:style-name="P26">Auftrag 3</text:p><draw:enhanced-geometry svg:viewBox="0 0 21600 21600" draw:type="rectangle" draw:enhanced-path="M 0 0 L 21600 0 21600 21600 0 21600 0 0 Z N"/></draw:custom-shape><draw:custom-shape text:anchor-type="paragraph" draw:z-index="44" draw:style-name="gr7" svg:width="1.2976in" svg:height="0.5406in" svg:x="-0.0335in" svg:y="0.6835in"><text:p text:style-name="P26">Auftrag 1</text:p><draw:enhanced-geometry svg:viewBox="0 0 21600 21600" draw:type="rectangle" draw:enhanced-path="M 0 0 L 21600 0 21600 21600 0 21600 0 0 Z N"/></draw:custom-shape><draw:custom-shape text:anchor-type="paragraph" draw:z-index="43" draw:style-name="gr7" svg:width="1.2976in" svg:height="0.5406in" svg:x="2.5799in" svg:y="0.6854in"><text:p text:style-name="P26">Auftrag 2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><draw:line text:anchor-type="paragraph" draw:z-index="59" draw:style-name="gr8" draw:text-style-name="P26" svg:x1="3.328in" svg:y1="1.5138in" svg:x2="3.328in" svg:y2="0.0756in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Merkmale:</text:p>
      <text:list xml:id="list292252345054443353" text:style-name="L69">
        <text:list-item>
          <text:p text:style-name="P19">flexiblere Zugriffspfade</text:p>
        </text:list-item>
        <text:list-item>
          <text:p text:style-name="P19">weniger Redundanz</text:p>
        </text:list-item>
        <text:list-item>
          <text:p text:style-name="P19">jedes Datenobjekt kann auf mehrere Vorgänger zugreifen</text:p>
        </text:list-item>
      </text:list>
      <text:p text:style-name="P8"/>
      <text:p text:style-name="P8"><text:soft-page-break/>Relationales Datenmodell siehe Arbeitsblatt</text:p>
      <text:p text:style-name="P8"/>
      <text:p text:style-name="P5">Datenmodellierung</text:p>
      <text:p text:style-name="P5"/>
      <text:p text:style-name="P9">Ziel: Erstellen einer Datenbank</text:p>
      <text:p text:style-name="P9"/>
      <text:p text:style-name="P9"><draw:line text:anchor-type="paragraph" draw:z-index="60" draw:style-name="gr10" draw:text-style-name="P26" svg:x1="2.2291in" svg:y1="0.1043in" svg:x2="2.9012in" svg:y2="0.1043in"><text:p/></draw:line><draw:line text:anchor-type="paragraph" draw:z-index="63" draw:style-name="gr10" draw:text-style-name="P26" svg:x1="0.6854in" svg:y1="0.1898in" svg:x2="0.6854in" svg:y2="0.5878in"><text:p/></draw:line><text:tab/>von betrieblicher Realität<text:tab/><text:tab/>zum Datenmodell</text:p>
      <text:p text:style-name="P9"><draw:line text:anchor-type="paragraph" draw:z-index="64" draw:style-name="gr11" draw:text-style-name="P26" svg:x1="3.6972in" svg:y1="0.0138in" svg:x2="3.6972in" svg:y2="0.4118in"><text:p/></draw:line></text:p>
      <text:p text:style-name="P9"/>
      <text:p text:style-name="P9"><draw:line text:anchor-type="paragraph" draw:z-index="62" draw:style-name="gr10" draw:text-style-name="P26" svg:x1="2.5417in" svg:y1="0.1043in" svg:x2="2.9488in" svg:y2="0.1043in"><text:p/></draw:line><draw:line text:anchor-type="paragraph" draw:z-index="61" draw:style-name="gr10" draw:text-style-name="P26" svg:x1="1.0646in" svg:y1="0.1043in" svg:x2="1.9453in" svg:y2="0.1043in"><text:p/></draw:line><text:tab/>Analyse<text:tab/><text:tab/>Entwurf<text:tab/>Realisierung</text:p>
      <text:p text:style-name="P9"/>
      <text:p text:style-name="P11">Realisierung:</text:p>
      <text:list xml:id="list5554522236661550778" text:style-name="L70">
        <text:list-item>
          <text:list>
            <text:list-item>
              <text:list>
                <text:list-item>
                  <text:p text:style-name="P20">Datenanalyse</text:p>
                  <text:p text:style-name="P20">→ Entitytyp „finden“</text:p>
                  <text:list>
                    <text:list-header>
                      <text:p text:style-name="P25"><text:span text:style-name="T1">z.B. Kunde, Abteilung, Artikel → </text:span><text:span text:style-name="T3">Tabellenname</text:span></text:p>
                    </text:list-header>
                  </text:list>
                </text:list-item>
                <text:list-item>
                  <text:p text:style-name="P20">Finden von Attributen für die Entitytypen</text:p>
                  <text:list>
                    <text:list-header>
                      <text:p text:style-name="P20"><draw:line text:anchor-type="paragraph" draw:z-index="65" draw:style-name="gr12" draw:text-style-name="P26" svg:x1="1.5098in" svg:y1="0.6882in" svg:x2="1.5098in" svg:y2="0.1772in"><text:p/></draw:line>z.B. „Kunde“</text:p>
                      <text:list>
                        <text:list-item>
                          <text:list>
                            <text:list-header>
                              <text:p text:style-name="P20">- Kundennummer</text:p>
                              <text:p text:style-name="P20">- Adresse</text:p>
                              <text:p text:style-name="P20">- Name</text:p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  <text:list-item>
                  <text:p text:style-name="P20"><draw:custom-shape text:anchor-type="paragraph" draw:z-index="66" draw:style-name="gr5" svg:width="0.6169in" svg:height="0.6425in" svg:x="1.648in" svg:y="0.1709in"><text:p>bestell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Entwurf der Datenbeziehungen</text:p>
                  <text:p text:style-name="P20"/>
                  <text:list>
                    <text:list-header>
                      <text:p text:style-name="P24"><text:span text:style-name="T2">Kunde </text:span><text:span text:style-name="T4">→</text:span><text:span text:style-name="T2"> <text:s text:c="14"/></text:span><text:span text:style-name="T4">→</text:span><text:span text:style-name="T2"> Artikel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9"/>
      <text:p text:style-name="P9"><draw:custom-shape text:anchor-type="paragraph" draw:z-index="67" draw:style-name="gr13" svg:width="0.6169in" svg:height="0.6425in" svg:x="1.648in" svg:y="0.179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text:tab/><text:tab/></text:p>
      <text:p text:style-name="P9"><text:tab/><text:tab/></text:p>
      <text:p text:style-name="Standard"><text:span text:style-name="T2"><text:tab/><text:tab/>Kunde </text:span><text:span text:style-name="T4">→</text:span><text:span text:style-name="T2"> <text:s text:c="14"/></text:span><text:span text:style-name="T4">→</text:span><text:span text:style-name="T2"> Abteilung</text:span></text:p>
      <text:p text:style-name="P9"/>
      <text:p text:style-name="P9"/>
      <text:p text:style-name="P9"><text:tab/><text:tab/>Beziehungen</text:p>
      <text:p text:style-name="P12"><draw:custom-shape text:anchor-type="paragraph" draw:z-index="68" draw:style-name="gr5" draw:text-style-name="P26" svg:width="0.6169in" svg:height="0.6425in" svg:x="3.6098in" svg:y="0.3602in"><text:p text:style-name="P26">ha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1"><text:tab/><text:tab/><text:tab/>→ </text:span><text:span text:style-name="T3">1:1</text:span><text:span text:style-name="T1"> <text:tab/>Jedem Datensatz der Tabelle 1 ist maximal einem Datensatz der <text:tab/><text:tab/><text:tab/><text:tab/><text:tab/>Tabelle 2 zugeordnet</text:span></text:p>
      <text:p text:style-name="P9"><text:tab/><text:tab/><text:tab/><text:tab/>Beispiel:</text:p>
      <text:p text:style-name="P12"><text:span text:style-name="T1"><text:tab/><text:tab/><text:tab/><text:tab/><text:tab/><text:tab/>Kunde </text:span><text:span text:style-name="T5">→</text:span><text:span text:style-name="T1"> <text:s text:c="14"/></text:span><text:span text:style-name="T5">→</text:span><text:span text:style-name="T1"> Kundennummer</text:span></text:p>
      <text:p text:style-name="P9"/>
      <text:p text:style-name="P9"><draw:custom-shape text:anchor-type="paragraph" draw:z-index="69" draw:style-name="gr5" draw:text-style-name="P26" svg:width="0.6169in" svg:height="0.6425in" svg:x="3.9134in" svg:y="0.1799in"><text:p text:style-name="P26">ha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tab/><text:tab/><text:tab/><text:tab/><text:tab/><text:tab/></text:p>
      <text:p text:style-name="P9"><text:tab/><text:tab/><text:tab/><text:tab/><text:tab/><text:tab/></text:p>
      <text:p text:style-name="P12"><text:span text:style-name="T1"><text:tab/><text:tab/><text:tab/><text:tab/><text:tab/><text:tab/>Geldschein </text:span><text:span text:style-name="T5">→</text:span><text:span text:style-name="T1"> <text:s text:c="14"/></text:span><text:span text:style-name="T5">→</text:span><text:span text:style-name="T1"> Genaue laufende Nummer</text:span></text:p>
      <text:p text:style-name="P9"/>
      <text:p text:style-name="P9"/>
      <text:p text:style-name="P12"><text:span text:style-name="T1"><text:tab/><text:tab/><text:tab/>→ </text:span><text:span text:style-name="T3">1:n</text:span><text:span text:style-name="T1"><text:tab/>Jeden Datensatz der Tabelle 1 stehen mehrere Datensatz der <text:tab/><text:tab/><text:tab/><text:tab/><text:tab/>Tabelle gegenüber</text:span></text:p>
      <text:p text:style-name="P9"><text:tab/><text:tab/><text:tab/><text:tab/>Beispiel:</text:p>
      <text:p text:style-name="P12"><text:span text:style-name="T1"><text:tab/><text:tab/><text:tab/>→ </text:span><text:span text:style-name="T3">m:n</text:span><text:span text:style-name="T1"><text:tab/>Mehrere Datensätze der Tabelle 1stehen mit mehreren Datensätzen aus <text:tab/><text:tab/><text:tab/><text:tab/>Tabelle 2 in Beziehung. Realisierung in der Datenbank durch einfügen <text:tab/><text:tab/><text:tab/><text:tab/>einer Zwischentabelle → Entstehung von zwei 1:n Beziehungen</text:span></text:p>
      <text:p text:style-name="P9"><text:tab/><text:tab/><text:tab/><text:tab/>Beispiele:</text:p>
      <text:p text:style-name="P9"><draw:custom-shape text:anchor-type="paragraph" draw:z-index="70" draw:style-name="gr5" draw:text-style-name="P26" svg:width="0.6169in" svg:height="0.6425in" svg:x="3.5571in" svg:y="0.0016in"><text:p text:style-name="P26">bearbeite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2"><text:span text:style-name="T1"><text:tab/><text:tab/><text:tab/><text:tab/><text:tab/>Mitarbeiter n </text:span><text:span text:style-name="T5">→</text:span><text:span text:style-name="T1"> <text:s text:c="14"/></text:span><text:span text:style-name="T5">→</text:span><text:span text:style-name="T1"> m Projekt</text:span></text:p>
      <text:p text:style-name="P9"/>
      <text:p text:style-name="P9"/>
      <text:p text:style-name="P12"/>
      <text:p text:style-name="P12"><draw:custom-shape text:anchor-type="paragraph" draw:z-index="71" draw:style-name="gr5" draw:text-style-name="P26" svg:width="0.6169in" svg:height="0.6425in" svg:x="3.3917in" svg:y="-0.2146in"><text:p text:style-name="P26">fahre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oft-page-break/><text:span text:style-name="T1"><text:tab/><text:tab/><text:tab/><text:tab/><text:tab/>Familien n </text:span><text:span text:style-name="T5">→</text:span><text:span text:style-name="T1"> <text:s text:c="14"/></text:span><text:span text:style-name="T5">→</text:span><text:span text:style-name="T1"> m Autos</text:span></text:p>
      <text:p text:style-name="P9"/>
      <text:list xml:id="list65725798434381" text:continue-numbering="true" text:style-name="L70">
        <text:list-item>
          <text:list>
            <text:list-item>
              <text:list>
                <text:list-item>
                  <text:p text:style-name="P20">Festlegen der Schlüssel (ID)</text:p>
                  <text:p text:style-name="P20">Primärschlüssel (Pk) ist ein eineindeutiges Attribut einer Tabelle<text:line-break/>Fremdschlüssel (Fk) ist ein Attribut in einer Tabelle welches eine Beziehung zu einem Pk in einer anderen Tabelle herstellt</text:p>
                  <text:p text:style-name="P20">Verbundschlüssel Vk sind mindestens zwei Attribute einer Zwischentabelle welche in dieser Fremdschlüssel sind</text:p>
                </text:list-item>
              </text:list>
            </text:list-item>
          </text:list>
        </text:list-item>
      </text:list>
      <text:p text:style-name="P9"/>
      <text:p text:style-name="P9"><draw:frame text:anchor-type="paragraph" draw:z-index="81" draw:style-name="gr15" svg:width="0.3213in" svg:height="0.4079in" svg:x="1.8827in" svg:y="0.1457in"><draw:text-box><text:p>1</text:p></draw:text-box></draw:frame><text:tab/><text:tab/>Mitarbeiter<text:tab/><text:tab/><text:tab/><text:tab/><text:tab/>Projekt</text:p>
      <text:p text:style-name="P9"><draw:rect text:anchor-type="paragraph" draw:z-index="72" draw:style-name="gr14" draw:text-style-name="P26" svg:width="0.7898in" svg:height="0.8685in" svg:x="1.0146in" svg:y="0.0146in"><text:p text:style-name="P26">MA.-Nr <text:s/>Pk</text:p><text:p text:style-name="P26">Name</text:p><text:p text:style-name="P26">Vorname</text:p><text:p text:style-name="P26">Geb. -Ort</text:p></draw:rect><draw:rect text:anchor-type="paragraph" draw:z-index="73" draw:style-name="gr14" draw:text-style-name="P26" svg:width="0.7898in" svg:height="0.8685in" svg:x="3.9484in" svg:y="0in"><text:p text:style-name="P26">Proj. Nr Pk</text:p><text:p text:style-name="P26">Auftraggeb.</text:p><text:p text:style-name="P26">Beginn</text:p></draw:rect><draw:line text:anchor-type="paragraph" draw:z-index="75" draw:style-name="gr8" draw:text-style-name="P26" svg:x1="1.8043in" svg:y1="0.1626in" svg:x2="2.039in" svg:y2="0.1626in"><text:p/></draw:line><draw:line text:anchor-type="paragraph" draw:z-index="76" draw:style-name="gr8" draw:text-style-name="P26" svg:x1="2.039in" svg:y1="0.1626in" svg:x2="2.039in" svg:y2="1.126in"><text:p/></draw:line><draw:frame text:anchor-type="paragraph" draw:z-index="83" draw:style-name="gr17" svg:width="0.374in" svg:height="0.365in" svg:x="4.7382in" svg:y="0.0492in"><draw:text-box><text:p>1</text:p></draw:text-box></draw:frame></text:p>
      <text:p text:style-name="P9"><draw:line text:anchor-type="paragraph" draw:z-index="78" draw:style-name="gr8" draw:text-style-name="P26" svg:x1="4.7382in" svg:y1="0.0402in" svg:x2="4.9209in" svg:y2="0.0402in"><text:p/></draw:line><draw:line text:anchor-type="paragraph" draw:z-index="79" draw:style-name="gr8" draw:text-style-name="P26" svg:x1="4.9209in" svg:y1="0.0402in" svg:x2="4.9209in" svg:y2="1.1594in"><text:p/></draw:line><text:tab/></text:p>
      <text:p text:style-name="P9"/>
      <text:p text:style-name="P9"/>
      <text:p text:style-name="P9"><draw:frame text:anchor-type="paragraph" draw:z-index="86" draw:style-name="gr20" svg:width="0.287in" svg:height="0.2524in" svg:x="3.9398in" svg:y="0.3327in"><draw:text-box><text:p>vk</text:p></draw:text-box></draw:frame><draw:custom-shape text:anchor-type="paragraph" draw:z-index="85" draw:style-name="gr19" draw:text-style-name="P26" svg:width="0.4169in" svg:height="0.2689in" svg:x="3.4362in" svg:y="0.3161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84" draw:style-name="gr18" svg:width="0.4079in" svg:height="0.2953in" svg:x="3.7228in" svg:y="0.411in"><draw:text-box><text:p>n</text:p></draw:text-box></draw:frame><draw:frame text:anchor-type="paragraph" draw:z-index="82" draw:style-name="gr16" svg:width="0.226in" svg:height="0.235in" svg:x="2.2209in" svg:y="0.2028in"><draw:text-box><text:p>n</text:p></draw:text-box></draw:frame><draw:line text:anchor-type="paragraph" draw:z-index="80" draw:style-name="gr10" draw:text-style-name="P26" svg:x1="4.9209in" svg:y1="0.5846in" svg:x2="3.4362in" svg:y2="0.5846in"><text:p/></draw:line><draw:line text:anchor-type="paragraph" draw:z-index="77" draw:style-name="gr10" draw:text-style-name="P26" svg:x1="2.039in" svg:y1="0.3591in" svg:x2="2.6465in" svg:y2="0.3591in"><text:p/></draw:line><draw:rect text:anchor-type="paragraph" draw:z-index="74" draw:style-name="gr14" draw:text-style-name="P26" svg:width="0.7898in" svg:height="0.8685in" svg:x="2.6465in" svg:y="0.2291in"><text:p text:style-name="P26">Ma.-Nr Fk</text:p><text:p text:style-name="P26">Proj. Nr Fk</text:p><text:p text:style-name="P26"/><text:p text:style-name="P26">Ausgabe</text:p></draw:rect><text:tab/><text:tab/><text:tab/><text:tab/><text:tab/>Mitarbeiter/Projekt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><text:soft-page-break/>Datenbankmodellierung:</text:p>
      <text:p text:style-name="P21"/>
      <text:p text:style-name="P21">Ziel: Erstellung einer Datenbank </text:p>
      <text:p text:style-name="P21"/>
      <text:p text:style-name="P21"/>
      <text:p text:style-name="P21"><draw:custom-shape text:anchor-type="paragraph" draw:z-index="87" draw:style-name="gr21" svg:width="0.2087in" svg:height="0.6512in" svg:x="0.6992in" svg:y="0.187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1" draw:style-name="gr21" svg:width="0.7469in" svg:height="0.1913in" svg:x="2.1756in" svg:y="0.031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von betrieblicher Realität <text:tab/><text:tab/><text:tab/><text:tab/> <text:s text:c="2"/>zum Datenmodell</text:p>
      <text:p text:style-name="P21"><draw:custom-shape text:anchor-type="paragraph" draw:z-index="92" draw:style-name="gr21" svg:width="0.1831in" svg:height="0.7039in" svg:x="4.1366in" svg:y="0.03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1"/>
      <text:p text:style-name="P21"/>
      <text:p text:style-name="P21"/>
      <text:p text:style-name="P21"><draw:frame text:anchor-type="paragraph" draw:z-index="90" draw:style-name="gr22" svg:width="1.1378in" svg:height="0.226in" svg:x="3.7201in" svg:y="0.028in"><draw:text-box><text:p>Realisierung</text:p></draw:text-box></draw:frame><draw:custom-shape text:anchor-type="paragraph" draw:z-index="89" draw:style-name="gr21" svg:width="0.7469in" svg:height="0.148in" svg:x="2.8091in" svg:y="0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8" draw:style-name="gr21" svg:width="0.7469in" svg:height="0.113in" svg:x="1.2898in" svg:y="0.053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Analyse<text:tab/><text:tab/> <text:s text:c="2"/>Entwurf</text:p>
      <text:p text:style-name="P21"/>
      <text:p text:style-name="P22">1. Datenanalyse</text:p>
      <text:p text:style-name="P22"/>
      <text:p text:style-name="P22"><text:tab/>→ Tabellennamen finden (Entity typ)</text:p>
      <text:p text:style-name="P22"><text:tab/><text:tab/>z.B. Mitarbeiter, „Gehalt“</text:p>
      <text:p text:style-name="P22"><text:tab/>→ Atrributte finden </text:p>
      <text:p text:style-name="P22"><text:tab/><text:tab/>z.B. Gehaltsklassen, Mindestlohn</text:p>
      <text:p text:style-name="P22"/>
      <text:p text:style-name="P22">2. Entwurf</text:p>
      <text:p text:style-name="P22">„Wer steht mit wem in Beziehung“</text:p>
      <text:p text:style-name="P22"/>
      <text:p text:style-name="P22"><text:tab/>→ Datenbeziehung(en)</text:p>
      <text:p text:style-name="P22"><text:tab/><text:tab/>→ 1 zu 1 Beziehung (Ein Datensatz der Tabell A steht mit einem Datensatz der <text:tab/><text:tab/><text:tab/><text:tab/><text:tab/><text:tab/>Tabelle B in Beziehung → 1 zu 1 Beziehung)</text:p>
      <text:p text:style-name="P22"><draw:custom-shape text:anchor-type="paragraph" draw:z-index="97" draw:style-name="gr21" svg:width="0.8079in" svg:height="0.2087in" svg:x="3.1472in" svg:y="0.286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6" draw:style-name="gr21" svg:width="0.9461in" svg:height="0.1913in" svg:x="1.4028in" svg:y="0.27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95" draw:style-name="gr14" draw:text-style-name="P26" svg:width="1.224in" svg:height="0.4776in" svg:x="3.9547in" svg:y="0.1217in"><text:p text:style-name="P26">Gehalt</text:p></draw:rect><draw:custom-shape text:anchor-type="paragraph" draw:z-index="94" draw:style-name="gr1" svg:width="0.7988in" svg:height="0.5906in" svg:x="2.3484in" svg:y="0.078in"><text:p>erhäl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93" draw:style-name="gr14" draw:text-style-name="P26" svg:width="1.1031in" svg:height="0.4516in" svg:x="0.3in" svg:y="0.1134in"><text:p text:style-name="P26">Mitarbeiter</text:p></draw:rect></text:p>
      <text:p text:style-name="P22"/>
      <text:p text:style-name="P22"/>
      <text:p text:style-name="P22"/>
      <text:p text:style-name="P22"/>
      <text:p text:style-name="P22"><text:tab/><text:tab/>→ 1 zu n Beziehung (Ein Datensatz der Tabelle A kann mit mehreren Datensätzen <text:tab/><text:tab/><text:tab/><text:tab/><text:tab/>der Tabelle B in einer Beziehung 1 zu n Beziehung)</text:p>
      <text:p text:style-name="P22"><draw:custom-shape text:anchor-type="paragraph" draw:z-index="99" draw:style-name="gr1" svg:width="0.9378in" svg:height="0.7815in" svg:x="2.3228in" svg:y="0.1854in"><text:p>Gehört zu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2"><draw:custom-shape text:anchor-type="paragraph" draw:z-index="102" draw:style-name="gr21" svg:width="0.4516in" svg:height="0.165in" svg:x="3.2602in" svg:y="0.324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1" draw:style-name="gr21" svg:width="0.9205in" svg:height="0.1567in" svg:x="1.2465in" svg:y="0.289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100" draw:style-name="gr14" draw:text-style-name="P26" svg:width="1.363in" svg:height="0.4776in" svg:x="3.7118in" svg:y="0.1335in"><text:p text:style-name="P26">Abteilung</text:p></draw:rect><draw:rect text:anchor-type="paragraph" draw:z-index="98" draw:style-name="gr14" draw:text-style-name="P26" svg:width="1.2421in" svg:height="0.5039in" svg:x="0.0047in" svg:y="0.1335in"><text:p text:style-name="P26">Mitarbeiter</text:p></draw:rect></text:p>
      <text:p text:style-name="P22"/>
      <text:p text:style-name="P22"/>
      <text:p text:style-name="P22"/>
      <text:p text:style-name="P22"/>
      <text:p text:style-name="P10"><text:span text:style-name="T7"><text:tab/><text:tab/>→</text:span><text:span text:style-name="T8"> Ein Datensatz der Tabelle A kann mit mehreren zur Tablle B in Beziehung stehen <text:tab/><text:tab/> <text:s text:c="4"/>und ein Datensatz der Tabelle B kann mit mehreren der Tabelle A in Beziehung <text:tab/><text:tab/> <text:s text:c="4"/>stehen → m zu n Beziehung → Realisierung über eine Zwischentablle.</text:span></text:p>
      <text:p text:style-name="P23"/>
      <text:p text:style-name="P23"><draw:rect text:anchor-type="paragraph" draw:z-index="103" draw:style-name="gr14" draw:text-style-name="P26" svg:width="1.2157in" svg:height="0.4689in" svg:x="-0.0382in" svg:y="0.1181in"><text:p text:style-name="P26">Mitarbeiter</text:p></draw:rect><draw:rect text:anchor-type="paragraph" draw:z-index="105" draw:style-name="gr14" draw:text-style-name="P26" svg:width="1.4331in" svg:height="0.5303in" svg:x="3.6508in" svg:y="0.0835in"><text:p text:style-name="P26">Projekt</text:p></draw:rect><draw:custom-shape text:anchor-type="paragraph" draw:z-index="104" draw:style-name="gr1" svg:width="1.0941in" svg:height="0.7469in" svg:x="1.8799in" svg:y="0.0236in"><text:p>Arbeitet i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3"><draw:custom-shape text:anchor-type="paragraph" draw:z-index="106" draw:style-name="gr21" svg:width="0.6685in" svg:height="0.1823in" svg:x="1.1772in" svg:y="0.091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8" draw:style-name="gr21" svg:width="0.5642in" svg:height="0.1823in" svg:x="3.0866in" svg:y="0.10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3"/>
      <text:p text:style-name="P23"><draw:custom-shape text:anchor-type="paragraph" draw:z-index="107" draw:style-name="gr21" svg:width="0.0094in" svg:height="0.0358in" svg:x="2.7827in" svg:y="0.116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adornments="Stand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rad Mallok</meta:initial-creator>
    <meta:creation-date>2012-09-21T07:18:13</meta:creation-date>
    <dc:date>2013-11-12T06:57:22.599937614</dc:date>
    <dc:creator>Dennis Diehm</dc:creator>
    <meta:editing-duration>PT5H25M44S</meta:editing-duration>
    <meta:editing-cycles>21</meta:editing-cycles>
    <meta:generator>LibreOfficeDev/4.1.0.0.beta1$Linux_x86 LibreOffice_project/3a2c2d2417101e45fe07cfd8358acf2204a98f3</meta:generator>
    <meta:document-statistic meta:table-count="2" meta:image-count="0" meta:object-count="0" meta:page-count="6" meta:paragraph-count="135" meta:word-count="603" meta:character-count="4735" meta:non-whitespace-character-count="3902"/>
  </office:meta>
</office:document-meta>
</file>